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4bd93" officeooo:paragraph-rsid="0014b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1:55:39.166188296</meta:creation-date>
    <dc:date>2020-03-11T21:56:06.730305856</dc:date>
    <meta:editing-duration>PT3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